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37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>
            <text:p>Raw</text:p>
          </table:table-cell>
          <table:table-cell office:value-type="string">
            <text:p>tar.gz</text:p>
          </table:table-cell>
          <table:table-cell/>
          <table:table-cell office:value-type="string">
            <text:p>tar.bz2</text:p>
          </table:table-cell>
          <table:table-cell/>
          <table:table-cell office:value-type="string">
            <text:p>zip</text:p>
          </table:table-cell>
          <table:table-cell table:number-columns-repeated="3"/>
        </table:table-row>
        <table:table-row table:style-name="ro2">
          <table:table-cell office:value-type="string">
            <text:p>shot</text:p>
          </table:table-cell>
          <table:table-cell office:value-type="string">
            <text:p>FS Hardware</text:p>
          </table:table-cell>
          <table:table-cell table:number-columns-repeated="2" office:value-type="string">
            <text:p>size</text:p>
          </table:table-cell>
          <table:table-cell office:value-type="string">
            <text:p>time</text:p>
          </table:table-cell>
          <table:table-cell office:value-type="string">
            <text:p>size</text:p>
          </table:table-cell>
          <table:table-cell office:value-type="string">
            <text:p>time</text:p>
          </table:table-cell>
          <table:table-cell office:value-type="string">
            <text:p>size</text:p>
          </table:table-cell>
          <table:table-cell office:value-type="string">
            <text:p>time</text:p>
          </table:table-cell>
          <table:table-cell table:number-columns-repeated="2"/>
        </table:table-row>
        <table:table-row table:style-name="ro2">
          <table:table-cell office:value-type="float" office:value="34841">
            <text:p>34841</text:p>
          </table:table-cell>
          <table:table-cell office:value-type="string">
            <text:p>ATCA Board 1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ATCA Board 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RTe</text:p>
          </table:table-cell>
          <table:table-cell table:number-columns-repeated="9"/>
        </table:table-row>
        <table:table-row table:style-name="ro2">
          <table:table-cell office:value-type="float" office:value="39142">
            <text:p>39142</text:p>
          </table:table-cell>
          <table:table-cell office:value-type="string">
            <text:p>ATCA Board 1</text:p>
          </table:table-cell>
          <table:table-cell office:value-type="string">
            <text:p>24 MB</text:p>
          </table:table-cell>
          <table:table-cell office:value-type="string">
            <text:p>9.5 MB</text:p>
          </table:table-cell>
          <table:table-cell office:value-type="string">
            <text:p>3.005 s</text:p>
          </table:table-cell>
          <table:table-cell office:value-type="string">
            <text:p>7.1 MB</text:p>
          </table:table-cell>
          <table:table-cell office:value-type="string">
            <text:p>4.201s</text:p>
          </table:table-cell>
          <table:table-cell office:value-type="string">
            <text:p>9.5 MB</text:p>
          </table:table-cell>
          <table:table-cell office:value-type="string">
            <text:p>2.951s</text:p>
          </table:table-cell>
          <table:table-cell/>
          <table:table-cell office:value-type="string">
            <text:p>A-1033805047</text:p>
          </table:table-cell>
        </table:table-row>
        <table:table-row table:style-name="ro2">
          <table:table-cell/>
          <table:table-cell office:value-type="string">
            <text:p>ATCA Board 2</text:p>
          </table:table-cell>
          <table:table-cell office:value-type="string">
            <text:p>23 MB</text:p>
          </table:table-cell>
          <table:table-cell office:value-type="string">
            <text:p>12 MB</text:p>
          </table:table-cell>
          <table:table-cell office:value-type="string">
            <text:p>3.778s</text:p>
          </table:table-cell>
          <table:table-cell office:value-type="string">
            <text:p>8.3 MB</text:p>
          </table:table-cell>
          <table:table-cell office:value-type="string">
            <text:p>3.841s</text:p>
          </table:table-cell>
          <table:table-cell office:value-type="string">
            <text:p>12 MB</text:p>
          </table:table-cell>
          <table:table-cell office:value-type="string">
            <text:p>3.888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Te</text:p>
          </table:table-cell>
          <table:table-cell office:value-type="string">
            <text:p>4.6 MB</text:p>
          </table:table-cell>
          <table:table-cell office:value-type="string">
            <text:p>1.9 MB</text:p>
          </table:table-cell>
          <table:table-cell office:value-type="string">
            <text:p>0.473 s</text:p>
          </table:table-cell>
          <table:table-cell office:value-type="string">
            <text:p>1.7 MB</text:p>
          </table:table-cell>
          <table:table-cell office:value-type="string">
            <text:p>1.457s</text:p>
          </table:table-cell>
          <table:table-cell office:value-type="string">
            <text:p>1.9 MB</text:p>
          </table:table-cell>
          <table:table-cell office:value-type="string">
            <text:p>0.465s</text:p>
          </table:table-cell>
          <table:table-cell table:number-columns-repeated="2"/>
        </table:table-row>
        <table:table-row table:style-name="ro2">
          <table:table-cell office:value-type="float" office:value="40060">
            <text:p>40060</text:p>
          </table:table-cell>
          <table:table-cell office:value-type="string">
            <text:p>ATCA Board 1</text:p>
          </table:table-cell>
          <table:table-cell office:value-type="string">
            <text:p>24 MB</text:p>
          </table:table-cell>
          <table:table-cell office:value-type="string">
            <text:p>11 MB</text:p>
          </table:table-cell>
          <table:table-cell office:value-type="string">
            <text:p>2.968 s</text:p>
          </table:table-cell>
          <table:table-cell office:value-type="string">
            <text:p>7.8 MB</text:p>
          </table:table-cell>
          <table:table-cell office:value-type="string">
            <text:p>4.310s</text:p>
          </table:table-cell>
          <table:table-cell office:value-type="string">
            <text:p>11 MB</text:p>
          </table:table-cell>
          <table:table-cell office:value-type="string">
            <text:p>2.933 s</text:p>
          </table:table-cell>
          <table:table-cell/>
          <table:table-cell office:value-type="string">
            <text:p>A1335503743</text:p>
          </table:table-cell>
        </table:table-row>
        <table:table-row table:style-name="ro1">
          <table:table-cell/>
          <table:table-cell office:value-type="string">
            <text:p>MARTe</text:p>
          </table:table-cell>
          <table:table-cell office:value-type="string">
            <text:p>990 KB</text:p>
          </table:table-cell>
          <table:table-cell office:value-type="string">
            <text:p>321 KB</text:p>
          </table:table-cell>
          <table:table-cell office:value-type="string">
            <text:p>0.059 s</text:p>
          </table:table-cell>
          <table:table-cell office:value-type="string">
            <text:p>306 KB</text:p>
          </table:table-cell>
          <table:table-cell office:value-type="string">
            <text:p>0.573 s</text:p>
          </table:table-cell>
          <table:table-cell office:value-type="string">
            <text:p>321 KB</text:p>
          </table:table-cell>
          <table:table-cell office:value-type="string">
            <text:p>0.070 s</text:p>
          </table:table-cell>
          <table:table-cell table:number-columns-repeated="2"/>
        </table:table-row>
        <table:table-row table:style-name="ro2">
          <table:table-cell office:value-type="float" office:value="40110">
            <text:p>40110</text:p>
          </table:table-cell>
          <table:table-cell office:value-type="string">
            <text:p>ATCA Board 1</text:p>
          </table:table-cell>
          <table:table-cell office:value-type="string">
            <text:p>24 MB</text:p>
          </table:table-cell>
          <table:table-cell office:value-type="string">
            <text:p>11 MB</text:p>
          </table:table-cell>
          <table:table-cell office:value-type="string">
            <text:p>2.873 s</text:p>
          </table:table-cell>
          <table:table-cell office:value-type="string">
            <text:p>8.2 MB</text:p>
          </table:table-cell>
          <table:table-cell office:value-type="string">
            <text:p>4.420 s</text:p>
          </table:table-cell>
          <table:table-cell office:value-type="string">
            <text:p>11 MB</text:p>
          </table:table-cell>
          <table:table-cell office:value-type="string">
            <text:p>2.815 s</text:p>
          </table:table-cell>
          <table:table-cell/>
          <table:table-cell office:value-type="string">
            <text:p>A-919288443</text:p>
          </table:table-cell>
        </table:table-row>
        <table:table-row table:style-name="ro2">
          <table:table-cell/>
          <table:table-cell office:value-type="string">
            <text:p>ATCA Board 2</text:p>
          </table:table-cell>
          <table:table-cell office:value-type="string">
            <text:p>23 MB</text:p>
          </table:table-cell>
          <table:table-cell office:value-type="string">
            <text:p>12 MB</text:p>
          </table:table-cell>
          <table:table-cell office:value-type="string">
            <text:p>3.698s</text:p>
          </table:table-cell>
          <table:table-cell office:value-type="string">
            <text:p>8.5 MB</text:p>
          </table:table-cell>
          <table:table-cell office:value-type="string">
            <text:p>3.915s</text:p>
          </table:table-cell>
          <table:table-cell office:value-type="string">
            <text:p>12 MB</text:p>
          </table:table-cell>
          <table:table-cell office:value-type="string">
            <text:p>3.854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Te</text:p>
          </table:table-cell>
          <table:table-cell office:value-type="string">
            <text:p>990 KB</text:p>
          </table:table-cell>
          <table:table-cell office:value-type="string">
            <text:p>311 KB</text:p>
          </table:table-cell>
          <table:table-cell office:value-type="string">
            <text:p>0.055 s</text:p>
          </table:table-cell>
          <table:table-cell office:value-type="string">
            <text:p>292 KB</text:p>
          </table:table-cell>
          <table:table-cell office:value-type="string">
            <text:p>0.553 s</text:p>
          </table:table-cell>
          <table:table-cell office:value-type="string">
            <text:p>311 KB</text:p>
          </table:table-cell>
          <table:table-cell office:value-type="string">
            <text:p>0.057 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6/15/2016</text:date>, <text:time>17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 Duarte</meta:initial-creator>
    <meta:creation-date>2016-06-15T16:53:28</meta:creation-date>
    <dc:date>2016-06-15T17:51:49</dc:date>
    <dc:creator>André Duarte</dc:creator>
    <meta:editing-duration>PT00H42M40S</meta:editing-duration>
    <meta:editing-cycles>8</meta:editing-cycles>
    <meta:generator>OpenOffice.org/3.1$Unix OpenOffice.org_project/310m19$Build-9420</meta:generator>
    <meta:document-statistic meta:table-count="3" meta:cell-count="87" meta:object-count="0"/>
  </office:meta>
</office:document-meta>
</file>